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81b95" officeooo:paragraph-rsid="00181b95"/>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2eb969" officeooo:paragraph-rsid="002eb969" fo:background-color="#ffffff" style:font-size-asian="9.5pt"/>
    </style:style>
    <style:style style:name="P21" style:family="paragraph" style:parent-style-name="Standard">
      <style:text-properties fo:color="#000000" style:font-name="Consolas" fo:font-size="9.5pt" officeooo:rsid="00303c77" officeooo:paragraph-rsid="00303c77" fo:background-color="#ffffff" style:font-size-asian="9.5pt"/>
    </style:style>
    <style:style style:name="P2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2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2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2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2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2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28" style:family="paragraph" style:parent-style-name="Standard">
      <style:text-properties officeooo:rsid="002eb969" officeooo:paragraph-rsid="002eb969"/>
    </style:style>
    <style:style style:name="P29" style:family="paragraph" style:parent-style-name="Standard">
      <style:text-properties officeooo:rsid="00303c77" officeooo:paragraph-rsid="00303c77"/>
    </style:style>
    <style:style style:name="P30" style:family="paragraph" style:parent-style-name="Standard">
      <style:text-properties officeooo:rsid="0031df8d" officeooo:paragraph-rsid="0031df8d"/>
    </style:style>
    <style:style style:name="P31" style:family="paragraph" style:parent-style-name="Standard">
      <style:text-properties officeooo:paragraph-rsid="0035a4dc"/>
    </style:style>
    <style:style style:name="P32" style:family="paragraph" style:parent-style-name="Standard">
      <style:text-properties officeooo:rsid="0038a5df" officeooo:paragraph-rsid="0038a5df"/>
    </style:style>
    <style:style style:name="P33" style:family="paragraph" style:parent-style-name="Standard">
      <style:text-properties officeooo:rsid="0038a5df" officeooo:paragraph-rsid="003a541d"/>
    </style:style>
    <style:style style:name="P34" style:family="paragraph" style:parent-style-name="Standard">
      <style:text-properties officeooo:rsid="0038a5df" officeooo:paragraph-rsid="004c0b6e"/>
    </style:style>
    <style:style style:name="P35" style:family="paragraph" style:parent-style-name="Standard">
      <style:text-properties officeooo:rsid="003a541d" officeooo:paragraph-rsid="003a541d"/>
    </style:style>
    <style:style style:name="P36" style:family="paragraph" style:parent-style-name="Standard">
      <style:text-properties officeooo:rsid="003a541d" officeooo:paragraph-rsid="003f2ad9"/>
    </style:style>
    <style:style style:name="P37" style:family="paragraph" style:parent-style-name="Standard">
      <style:text-properties officeooo:rsid="003db058" officeooo:paragraph-rsid="003db058"/>
    </style:style>
    <style:style style:name="P38" style:family="paragraph" style:parent-style-name="Standard">
      <style:text-properties officeooo:rsid="003ea234" officeooo:paragraph-rsid="003ea234"/>
    </style:style>
    <style:style style:name="P39" style:family="paragraph" style:parent-style-name="Standard">
      <style:text-properties officeooo:rsid="003f2ad9" officeooo:paragraph-rsid="003f2ad9"/>
    </style:style>
    <style:style style:name="P40" style:family="paragraph" style:parent-style-name="Standard">
      <style:text-properties officeooo:rsid="003f2ad9" officeooo:paragraph-rsid="003f84c4"/>
    </style:style>
    <style:style style:name="P41" style:family="paragraph" style:parent-style-name="Standard">
      <style:text-properties officeooo:rsid="003f84c4" officeooo:paragraph-rsid="003f84c4"/>
    </style:style>
    <style:style style:name="P42" style:family="paragraph" style:parent-style-name="Standard">
      <style:text-properties officeooo:rsid="003f9b91" officeooo:paragraph-rsid="003f9b91"/>
    </style:style>
    <style:style style:name="P43" style:family="paragraph" style:parent-style-name="Standard">
      <style:text-properties officeooo:rsid="0041417c" officeooo:paragraph-rsid="0041417c"/>
    </style:style>
    <style:style style:name="P44"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45" style:family="paragraph" style:parent-style-name="Standard">
      <style:text-properties officeooo:rsid="00457b0f" officeooo:paragraph-rsid="00457b0f"/>
    </style:style>
    <style:style style:name="P46" style:family="paragraph" style:parent-style-name="Standard">
      <style:text-properties officeooo:rsid="0046c30d" officeooo:paragraph-rsid="0046c30d"/>
    </style:style>
    <style:style style:name="P47" style:family="paragraph" style:parent-style-name="Standard">
      <style:text-properties officeooo:rsid="0048aef4" officeooo:paragraph-rsid="0048aef4"/>
    </style:style>
    <style:style style:name="P48" style:family="paragraph" style:parent-style-name="Standard">
      <style:text-properties fo:font-weight="bold" officeooo:rsid="003f2ad9" officeooo:paragraph-rsid="003f84c4" style:font-weight-asian="bold" style:font-weight-complex="bold"/>
    </style:style>
    <style:style style:name="P49" style:family="paragraph" style:parent-style-name="Standard">
      <style:text-properties officeooo:rsid="004a2459" officeooo:paragraph-rsid="004a2459"/>
    </style:style>
    <style:style style:name="P50" style:family="paragraph" style:parent-style-name="Standard">
      <style:text-properties officeooo:rsid="004c0b6e" officeooo:paragraph-rsid="004c0b6e"/>
    </style:style>
    <style:style style:name="P51" style:family="paragraph" style:parent-style-name="Standard">
      <style:text-properties officeooo:rsid="004c67db" officeooo:paragraph-rsid="004c67db"/>
    </style:style>
    <style:style style:name="P52" style:family="paragraph" style:parent-style-name="Standard">
      <style:text-properties officeooo:rsid="004c67db" officeooo:paragraph-rsid="004c67db"/>
    </style:style>
    <style:style style:name="P53" style:family="paragraph" style:parent-style-name="Standard">
      <style:text-properties fo:color="#000000" style:font-name="Consolas" fo:font-size="9.5pt" style:font-size-asian="9.5pt" fo:background-color="#ffffff"/>
    </style:style>
    <style:style style:name="P54" style:family="paragraph" style:parent-style-name="Standard">
      <style:text-properties officeooo:rsid="004dfb33" officeooo:paragraph-rsid="004dfb33"/>
    </style:style>
    <style:style style:name="P55" style:family="paragraph" style:parent-style-name="Standard">
      <style:text-properties officeooo:rsid="004fce3f" officeooo:paragraph-rsid="004fce3f"/>
    </style:style>
    <style:style style:name="P56" style:family="paragraph" style:parent-style-name="Standard">
      <style:text-properties officeooo:rsid="0038a5df" officeooo:paragraph-rsid="0038a5df"/>
    </style:style>
    <style:style style:name="P57" style:family="paragraph" style:parent-style-name="Standard">
      <style:text-properties officeooo:rsid="0038a5df" officeooo:paragraph-rsid="00562496"/>
    </style:style>
    <style:style style:name="P58" style:family="paragraph" style:parent-style-name="Standard">
      <style:text-properties officeooo:rsid="00500a74" officeooo:paragraph-rsid="00500a74"/>
    </style:style>
    <style:style style:name="P59" style:family="paragraph" style:parent-style-name="Standard">
      <style:text-properties officeooo:rsid="0050de33" officeooo:paragraph-rsid="0050de33"/>
    </style:style>
    <style:style style:name="P60" style:family="paragraph" style:parent-style-name="Standard">
      <style:text-properties officeooo:rsid="00524c52" officeooo:paragraph-rsid="00524c52"/>
    </style:style>
    <style:style style:name="P61" style:family="paragraph" style:parent-style-name="Standard">
      <style:text-properties officeooo:rsid="00537d8d" officeooo:paragraph-rsid="00537d8d"/>
    </style:style>
    <style:style style:name="P62" style:family="paragraph" style:parent-style-name="Standard">
      <style:text-properties officeooo:rsid="00541c7e" officeooo:paragraph-rsid="00541c7e"/>
    </style:style>
    <style:style style:name="P63" style:family="paragraph" style:parent-style-name="Standard">
      <style:text-properties officeooo:rsid="00549c31" officeooo:paragraph-rsid="00549c31"/>
    </style:style>
    <style:style style:name="P64" style:family="paragraph" style:parent-style-name="Standard">
      <style:text-properties officeooo:rsid="0054ae2d" officeooo:paragraph-rsid="0054ae2d"/>
    </style:style>
    <style:style style:name="P65" style:family="paragraph" style:parent-style-name="Standard">
      <style:text-properties officeooo:rsid="0054ae2d" officeooo:paragraph-rsid="00591e15"/>
    </style:style>
    <style:style style:name="P66" style:family="paragraph" style:parent-style-name="Standard">
      <style:text-properties officeooo:rsid="0055ccff" officeooo:paragraph-rsid="0055ccff"/>
    </style:style>
    <style:style style:name="P67" style:family="paragraph" style:parent-style-name="Standard">
      <style:text-properties officeooo:rsid="00562496" officeooo:paragraph-rsid="00562496"/>
    </style:style>
    <style:style style:name="P68" style:family="paragraph" style:parent-style-name="Standard">
      <style:text-properties officeooo:rsid="00591e15" officeooo:paragraph-rsid="00591e15"/>
    </style:style>
    <style:style style:name="P69" style:family="paragraph" style:parent-style-name="Standard">
      <style:text-properties officeooo:rsid="005c6ba9" officeooo:paragraph-rsid="005c6ba9"/>
    </style:style>
    <style:style style:name="P70" style:family="paragraph" style:parent-style-name="Standard">
      <style:text-properties officeooo:rsid="005da920" officeooo:paragraph-rsid="005da920"/>
    </style:style>
    <style:style style:name="P71" style:family="paragraph" style:parent-style-name="Standard">
      <style:text-properties officeooo:paragraph-rsid="005da920"/>
    </style:style>
    <style:style style:name="P72" style:family="paragraph" style:parent-style-name="Standard">
      <style:text-properties officeooo:rsid="00142412" officeooo:paragraph-rsid="002eb969"/>
    </style:style>
    <style:style style:name="P73" style:family="paragraph" style:parent-style-name="Standard">
      <style:text-properties officeooo:rsid="005f3561" officeooo:paragraph-rsid="005f3561"/>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style:font-size-asian="9.5pt" fo:background-color="#ffffff"/>
    </style:style>
    <style:style style:name="T19" style:family="text">
      <style:text-properties fo:color="#ff0000" style:font-name="Consolas" fo:font-size="9.5pt" fo:background-color="#ffffff" loext:char-shading-value="0" style:font-size-asian="9.5pt"/>
    </style:style>
    <style:style style:name="T20" style:family="text">
      <style:text-properties fo:color="#ff0000" style:font-name="Consolas" fo:font-size="9.5pt" style:font-size-asian="9.5pt" fo:background-color="#ffffff"/>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style:font-size-asian="9.5pt" fo:background-color="#ffffff"/>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T44" style:family="text">
      <style:text-properties officeooo:rsid="00591e15"/>
    </style:style>
    <style:style style:name="T45" style:family="text">
      <style:text-properties officeooo:rsid="005c6ba9"/>
    </style:style>
    <style:style style:name="T46" style:family="text">
      <style:text-properties officeooo:rsid="005da920"/>
    </style:style>
    <style:style style:name="T47" style:family="text">
      <style:text-properties officeooo:rsid="005fde3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5">(For Admin)</text:span>: </text:p>
      <text:p text:style-name="P5">- Find a powerful server <text:span text:style-name="T4">(min 8Gb RAM, 200 GB HD) </text:span>and install TFS express on it.</text:p>
      <text:p text:style-name="P5">- Install all <text:span text:style-name="T4">then dependencies</text:span>.</text:p>
      <text:p text:style-name="P4"/>
      <text:p text:style-name="P4"/>
      <text:p text:style-name="P5">Lesson 1: <text:span text:style-name="T29">Intro and Warmup</text:span></text:p>
      <text:p text:style-name="P6">Preparation:</text:p>
      <text:p text:style-name="P5">- Create a Microsoft account.</text:p>
      <text:p text:style-name="P5">- Install Visual Studio Community <text:span text:style-name="T4">and include all the features to develop Android, iOS and UWP applications. Include ASP Web Development.</text:span></text:p>
      <text:p text:style-name="P5">- Create a github account and create a new repository.</text:p>
      <text:p text:style-name="P5">- <text:span text:style-name="T5">Install virtualBox and set up a build server on a big image</text:span></text:p>
      <text:p text:style-name="P6">Overview:</text:p>
      <text:p text:style-name="P6">- .<text:span text:style-name="T6">NET landscape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4">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5">(.NET standard) and name it TripLog.</text:span></text:p>
      <text:p text:style-name="P8">- <text:span text:style-name="T5">Build it.</text:span></text:p>
      <text:p text:style-name="P8">- <text:span text:style-name="T5">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7">MainPage = </text:span><text:span text:style-name="T13">new</text:span><text:span text:style-name="T7"> NavigationPage(</text:span><text:span text:style-name="T13">new</text:span><text:span text:style-name="T7"> MainPage());</text:span></text:p>
      <text:p text:style-name="P22"/>
      <text:p text:style-name="P17"><text:span text:style-name="T11">- Create a folder Models and create a file TripLogEntry.cs </text:span><text:span text:style-name="T12">as follows:</text:span></text:p>
      <text:p text:style-name="P26"/>
      <text:p text:style-name="P17"><text:soft-page-break/><text:span text:style-name="T8"><text:s text:c="4"/></text:span><text:span text:style-name="T13">public</text:span><text:span text:style-name="T7"> </text:span><text:span text:style-name="T13">class</text:span><text:span text:style-name="T7"> </text:span><text:span text:style-name="T21">TripLogEntry</text:span></text:p>
      <text:p text:style-name="P18"><text:s text:c="4"/>{</text:p>
      <text:p text:style-name="Standard"><text:span text:style-name="T7"><text:s text:c="8"/></text:span><text:span text:style-name="T13">public</text:span><text:span text:style-name="T7"> </text:span><text:span text:style-name="T13">string</text:span><text:span text:style-name="T7"> Titl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DateTime Dat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int</text:span><text:span text:style-name="T7"> Rating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string</text:span><text:span text:style-name="T7"> Notes { </text:span><text:span text:style-name="T13">get</text:span><text:span text:style-name="T7">; </text:span><text:span text:style-name="T13">set</text:span><text:span text:style-name="T7">; }</text:span></text:p>
      <text:p text:style-name="P23"><text:s text:c="4"/>}</text:p>
      <text:p text:style-name="P27"/>
      <text:p text:style-name="P17"><text:span text:style-name="T11">- </text:span><text:span text:style-name="T12">Edit MainPage.xaml.cs as follows:</text:span></text:p>
      <text:p text:style-name="P26"/>
      <text:p text:style-name="P17"><text:span text:style-name="T14">&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text:span><text:span text:style-name="T13">:</text:span><text:span text:style-name="T19">Class</text:span><text:span text:style-name="T13">="TripLog.MainPage"</text:span></text:p>
      <text:p text:style-name="Standard"><text:span text:style-name="T7"><text:s text:c="12"/></text:span><text:span text:style-name="T19"><text:s/>Title</text:span><text:span text:style-name="T13">="TripLog"&gt;</text:span></text:p>
      <text:p text:style-name="Standard"><text:span text:style-name="T7"><text:tab/></text:span><text:span text:style-name="T13">&lt;</text:span><text:span text:style-name="T17">ContentPage.ToolbarItems</text:span><text:span text:style-name="T13">&gt;</text:span></text:p>
      <text:p text:style-name="Standard"><text:span text:style-name="T7"><text:tab/><text:tab/></text:span><text:span text:style-name="T13">&lt;</text:span><text:span text:style-name="T17">ToolbarItem</text:span><text:span text:style-name="T19"> Text</text:span><text:span text:style-name="T13">="New"</text:span><text:span text:style-name="T19"> Clicked</text:span><text:span text:style-name="T13">="New_Clicked" /&gt;</text:span></text:p>
      <text:p text:style-name="Standard"><text:span text:style-name="T7"><text:tab/></text:span><text:span text:style-name="T13">&lt;/</text:span><text:span text:style-name="T17">ContentPage.ToolbarItems</text:span><text:span text:style-name="T13">&gt;</text:span></text:p>
      <text:p text:style-name="Standard"><text:span text:style-name="T7"><text:tab/></text:span><text:span text:style-name="T13">&lt;</text:span><text:span text:style-name="T17">ContentPage.Content</text:span><text:span text:style-name="T13">&gt;</text:span></text:p>
      <text:p text:style-name="Standard"><text:span text:style-name="T7"><text:tab/><text:tab/></text:span><text:span text:style-name="T13">&lt;</text:span><text:span text:style-name="T17">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 <text:s text:c="9"/></text:span><text:span text:style-name="T13">&lt;</text:span><text:span text:style-name="T17">TextCell</text:span><text:span text:style-name="T19"> Text</text:span><text:span text:style-name="T13">="{</text:span><text:span text:style-name="T17">Binding</text:span><text:span text:style-name="T19"> Title</text:span><text:span text:style-name="T13">}"</text:span><text:span text:style-name="T19"> Detail</text:span><text:span text:style-name="T13">="{</text:span><text:span text:style-name="T17">Binding</text:span><text:span text:style-name="T19"> Notes</text:span><text:span text:style-name="T13">}" /&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span><text:span text:style-name="T13">&lt;/</text:span><text:span text:style-name="T17">ListView</text:span><text:span text:style-name="T13">&gt;</text:span><text:span text:style-name="T7"> <text:s text:c="7"/></text:span></text:p>
      <text:p text:style-name="Standard"><text:span text:style-name="T7"><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27"/>
      <text:p text:style-name="P12">This will change the main page so as to be able to display a list of trips for which 2 of the six attributes would be displayed.</text:p>
      <text:p text:style-name="P11"/>
      <text:p text:style-name="P11"/>
      <text:p text:style-name="P13">- <text:span text:style-name="T23">Add some hard-coded entries in order to be able to display something for the time being...</text:span></text:p>
      <text:p text:style-name="P6"/>
      <text:p text:style-name="P4"><text:span text:style-name="T13">var</text:span><text:span text:style-name="T7"> items = </text:span><text:span text:style-name="T13">new</text:span><text:span text:style-name="T7"> List&lt;TripLogEntry&gt;</text:span></text:p>
      <text:p text:style-name="P18"><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Washington Monument"</text:span><text:span text:style-name="T7">,</text:span></text:p>
      <text:p text:style-name="Standard"><text:span text:style-name="T7"><text:tab/><text:tab/><text:tab/><text:tab/><text:tab/>Notes = </text:span><text:span text:style-name="T17">"Amazing!"</text:span><text:span text:style-name="T7">,</text:span></text:p>
      <text:p text:style-name="P18"><text:tab/><text:tab/><text:tab/><text:tab/><text:tab/>Rating = 3,</text:p>
      <text:p text:style-name="Standard"><text:span text:style-name="T7"><text:tab/><text:tab/><text:tab/><text:tab/><text:tab/>Date = </text:span><text:span text:style-name="T13">new</text:span><text:span text:style-name="T7">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Statue of Liberty"</text:span><text:span text:style-name="T7">,</text:span></text:p>
      <text:p text:style-name="Standard"><text:span text:style-name="T7"><text:tab/><text:tab/><text:tab/><text:tab/><text:tab/>Notes = </text:span><text:span text:style-name="T17">"Inspiring!"</text:span><text:span text:style-name="T7">,</text:span></text:p>
      <text:p text:style-name="P18"><text:tab/><text:tab/><text:tab/><text:tab/><text:tab/>Rating = 4,</text:p>
      <text:p text:style-name="Standard"><text:span text:style-name="T7"><text:tab/><text:tab/><text:tab/><text:tab/><text:tab/>Date = </text:span><text:span text:style-name="T13">new</text:span><text:span text:style-name="T7">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Golden Gate Bridge"</text:span><text:span text:style-name="T7">,</text:span></text:p>
      <text:p text:style-name="Standard"><text:span text:style-name="T7"><text:tab/><text:tab/><text:tab/><text:tab/><text:tab/>Notes = </text:span><text:span text:style-name="T17">"Foggy, but beautiful."</text:span><text:span text:style-name="T7">,</text:span></text:p>
      <text:p text:style-name="P18"><text:tab/><text:tab/><text:tab/><text:tab/><text:tab/>Rating = 5,</text:p>
      <text:p text:style-name="Standard"><text:span text:style-name="T7"><text:tab/><text:tab/><text:tab/><text:tab/><text:tab/>Date = </text:span><text:span text:style-name="T13">new</text:span><text:span text:style-name="T7">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24"><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7"><text:s text:c="12"/></text:span><text:span text:style-name="T19"><text:s/>Title</text:span><text:span text:style-name="T13">="New Entry"&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8"/></text:span><text:span text:style-name="T13">&lt;</text:span><text:span text:style-name="T17">ToolbarItem</text:span><text:span text:style-name="T19"> Text</text:span><text:span text:style-name="T13">="Save" /&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4"/></text:span><text:span text:style-name="T13">&lt;</text:span><text:span text:style-name="T17">ContentPage.Content</text:span><text:span text:style-name="T13">&gt;</text:span></text:p>
      <text:p text:style-name="P18"/>
      <text:p text:style-name="Standard"><text:span text:style-name="T7"><text:s text:c="8"/></text:span><text:span text:style-name="T13">&lt;</text:span><text:span text:style-name="T17">TableView</text:span><text:span text:style-name="T19"> Intent</text:span><text:span text:style-name="T13">="Form"&gt;</text:span></text:p>
      <text:p text:style-name="Standard"><text:span text:style-name="T7"><text:s text:c="12"/></text:span><text:span text:style-name="T13">&lt;</text:span><text:span text:style-name="T17">TableView.Root</text:span><text:span text:style-name="T13">&gt;</text:span></text:p>
      <text:p text:style-name="Standard"><text:span text:style-name="T7"><text:s text:c="16"/></text:span><text:span text:style-name="T13">&lt;</text:span><text:span text:style-name="T17">TableSection</text:span><text:span text:style-name="T13">&gt;</text:span></text:p>
      <text:p text:style-name="Standard"><text:span text:style-name="T7"><text:s text:c="20"/></text:span><text:span text:style-name="T13">&lt;</text:span><text:span text:style-name="T17">EntryCell</text:span><text:span text:style-name="T19"> Label</text:span><text:span text:style-name="T13">="Title" /&gt;</text:span></text:p>
      <text:p text:style-name="Standard"><text:span text:style-name="T7"><text:s text:c="20"/></text:span><text:span text:style-name="T13">&lt;</text:span><text:span text:style-name="T17">EntryCell</text:span><text:span text:style-name="T19"> Label</text:span><text:span text:style-name="T13">="Lat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Long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Date" /&gt;</text:span></text:p>
      <text:p text:style-name="Standard"><text:span text:style-name="T7"><text:s text:c="20"/></text:span><text:span text:style-name="T13">&lt;</text:span><text:span text:style-name="T17">EntryCell</text:span><text:span text:style-name="T19"> Label</text:span><text:span text:style-name="T13">="Rating"</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Notes" /&gt;</text:span></text:p>
      <text:p text:style-name="Standard"><text:span text:style-name="T7"><text:s text:c="16"/></text:span><text:span text:style-name="T13">&lt;/</text:span><text:span text:style-name="T17">TableSection</text:span><text:span text:style-name="T13">&gt;</text:span></text:p>
      <text:p text:style-name="Standard"><text:span text:style-name="T7"><text:s text:c="12"/></text:span><text:span text:style-name="T13">&lt;/</text:span><text:span text:style-name="T17">TableView.Root</text:span><text:span text:style-name="T13">&gt;</text:span></text:p>
      <text:p text:style-name="Standard"><text:span text:style-name="T7"><text:s text:c="8"/></text:span><text:span text:style-name="T13">&lt;/</text:span><text:span text:style-name="T17">TableView</text:span><text:span text:style-name="T13">&gt;</text:span></text:p>
      <text:p text:style-name="P18"/>
      <text:p text:style-name="P14"><text:span text:style-name="T7"><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4">which, for now, need to manually populated and cannot be persisted</text:span>.</text:p>
      <text:p text:style-name="P14"/>
      <text:p text:style-name="P14">-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7"><text:tab/><text:tab/></text:span><text:span text:style-name="T13">public</text:span><text:span text:style-name="T7"> DatailPage (TripLogEntry entry)</text:span></text:p>
      <text:p text:style-name="P18"><text:tab/><text:tab/>{</text:p>
      <text:p text:style-name="P18"><text:tab/><text:tab/><text:tab/>InitializeComponent ();</text:p>
      <text:p text:style-name="P25"><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mlns</text:span><text:span text:style-name="T13">:</text:span><text:span text:style-name="T19">maps</text:span><text:span text:style-name="T13">="clr-namespace:Xamarin.Forms.Maps;assembly=Xamarin.Forms.Maps"</text:span></text:p>
      <text:p text:style-name="Standard"><text:span text:style-name="T7"><text:s text:c="12"/></text:span><text:span text:style-name="T19"><text:s/>x</text:span><text:span text:style-name="T13">:</text:span><text:span text:style-name="T19">Class</text:span><text:span text:style-name="T13">="TripLog.DetailPage"</text:span></text:p>
      <text:p text:style-name="Standard"><text:span text:style-name="T7"><text:s text:c="12"/></text:span><text:span text:style-name="T19"><text:s/>Title</text:span><text:span text:style-name="T13">="Details"&gt;</text:span></text:p>
      <text:p text:style-name="Standard"><text:span text:style-name="T7"><text:tab/></text:span><text:span text:style-name="T13">&lt;</text:span><text:span text:style-name="T17">ContentPage.Content</text:span><text:span text:style-name="T13">&gt;</text:span></text:p>
      <text:p text:style-name="P18"/>
      <text:p text:style-name="Standard"><text:span text:style-name="T7"><text:tab/><text:tab/></text:span><text:span text:style-name="T13">&lt;</text:span><text:span text:style-name="T17">Grid</text:span><text:span text:style-name="T13">&gt;</text:span></text:p>
      <text:p text:style-name="Standard"><text:span text:style-name="T7"><text:tab/><text:tab/><text:tab/></text:span><text:span text:style-name="T13">&lt;</text:span><text:span text:style-name="T17">Grid.RowDefinitions</text:span><text:span text:style-name="T13">&gt;</text:span></text:p>
      <text:p text:style-name="Standard"><text:span text:style-name="T7"><text:tab/><text:tab/><text:tab/><text:tab/></text:span><text:span text:style-name="T13">&lt;</text:span><text:span text:style-name="T17">RowDefinition</text:span><text:span text:style-name="T19"> Height</text:span><text:span text:style-name="T13">="4*" /&gt;</text:span></text:p>
      <text:p text:style-name="Standard"><text:soft-page-break/><text:span text:style-name="T7"><text:tab/><text:tab/><text:tab/><text:tab/></text:span><text:span text:style-name="T13">&lt;</text:span><text:span text:style-name="T17">RowDefinition</text:span><text:span text:style-name="T19"> Height</text:span><text:span text:style-name="T13">="Auto" /&gt;</text:span></text:p>
      <text:p text:style-name="Standard"><text:span text:style-name="T7"><text:tab/><text:tab/><text:tab/><text:tab/></text:span><text:span text:style-name="T13">&lt;</text:span><text:span text:style-name="T17">RowDefinition</text:span><text:span text:style-name="T19"> Height</text:span><text:span text:style-name="T13">="1*" /&gt;</text:span></text:p>
      <text:p text:style-name="Standard"><text:span text:style-name="T7"><text:tab/><text:tab/><text:tab/></text:span><text:span text:style-name="T13">&lt;/</text:span><text:span text:style-name="T17">Grid.RowDefinitions</text:span><text:span text:style-name="T13">&gt;</text:span></text:p>
      <text:p text:style-name="P18"/>
      <text:p text:style-name="Standard"><text:span text:style-name="T7"><text:tab/><text:tab/><text:tab/></text:span><text:span text:style-name="T13">&lt;</text:span><text:span text:style-name="T17">maps</text:span><text:span text:style-name="T13">:</text:span><text:span text:style-name="T17">Map</text:span><text:span text:style-name="T19"> x</text:span><text:span text:style-name="T13">:</text:span><text:span text:style-name="T19">Name</text:span><text:span text:style-name="T13">="map"</text:span><text:span text:style-name="T19"> Grid.RowSpan</text:span><text:span text:style-name="T13">="3" /&gt;</text:span></text:p>
      <text:p text:style-name="P18"><text:s text:c="12"/></text:p>
      <text:p text:style-name="Standard"><text:span text:style-name="T7"><text:tab/><text:tab/><text:tab/></text:span><text:span text:style-name="T13">&lt;</text:span><text:span text:style-name="T17">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18"><text:s text:c="12"/></text:p>
      <text:p text:style-name="Standard"><text:span text:style-name="T7"><text:tab/><text:tab/><text:tab/></text:span><text:span text:style-name="T13">&lt;</text:span><text:span text:style-name="T17">StackLayout</text:span><text:span text:style-name="T19"> Padding</text:span><text:span text:style-name="T13">="10"</text:span><text:span text:style-name="T19"> Grid.Row</text:span><text:span text:style-name="T13">="1"&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7"><text:tab/><text:tab/><text:tab/></text:span><text:span text:style-name="T13">&lt;/</text:span><text:span text:style-name="T17">StackLayout</text:span><text:span text:style-name="T13">&gt;</text:span></text:p>
      <text:p text:style-name="Standard"><text:span text:style-name="T7"><text:tab/><text:tab/></text:span><text:span text:style-name="T13">&lt;/</text:span><text:span text:style-name="T17">Grid</text:span><text:span text:style-name="T13">&gt;</text:span></text:p>
      <text:p text:style-name="P18"/>
      <text:p text:style-name="Standard"><text:span text:style-name="T7"><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7"><text:tab/><text:tab/></text:span><text:span text:style-name="T13">public</text:span><text:span text:style-name="T7"> DetailPage (TripLogEntry entry)</text:span></text:p>
      <text:p text:style-name="P18"><text:tab/><text:tab/>{</text:p>
      <text:p text:style-name="P18"><text:tab/><text:tab/><text:tab/>InitializeComponent();</text:p>
      <text:p text:style-name="P18"/>
      <text:p text:style-name="Standard"><text:span text:style-name="T7"><text:s text:c="12"/>map.MoveToRegion(MapSpan.FromCenterAndRadius(</text:span><text:span text:style-name="T13">new</text:span><text:span text:style-name="T7"> Position(entry.Latitude, entry.Longitude), Distance.FromMiles(.5)));</text:span></text:p>
      <text:p text:style-name="P18"/>
      <text:p text:style-name="Standard"><text:span text:style-name="T7"><text:s text:c="12"/>map.Pins.Add(</text:span><text:span text:style-name="T13">new</text:span><text:span text:style-name="T7"> Pin</text:span></text:p>
      <text:p text:style-name="P18"><text:s text:c="12"/>{</text:p>
      <text:p text:style-name="P18"><text:s text:c="16"/>Type = PinType.Place,</text:p>
      <text:p text:style-name="P18"><text:s text:c="16"/>Label = entry.Title,</text:p>
      <text:p text:style-name="Standard"><text:span text:style-name="T7"><text:s text:c="16"/>Position = </text:span><text:span text:style-name="T13">new</text:span><text:span text:style-name="T7"> Position(entry.Latitude, entry.Longitude)</text:span></text:p>
      <text:p text:style-name="P18"><text:s text:c="12"/>});</text:p>
      <text:p text:style-name="P18"/>
      <text:p text:style-name="P18"><text:s text:c="12"/>title.Text = entry.Title;</text:p>
      <text:p text:style-name="Standard"><text:span text:style-name="T7"><text:s text:c="12"/>date.Text = entry.Date.ToString(</text:span><text:span text:style-name="T17">"M"</text:span><text:span text:style-name="T7">);</text:span></text:p>
      <text:p text:style-name="Standard"><text:span text:style-name="T7"><text:s text:c="12"/>rating.Text = </text:span><text:span text:style-name="T17">$"</text:span><text:span text:style-name="T7">{entry.Rating}</text:span><text:span text:style-name="T17"> star rating"</text:span><text:span text:style-name="T7">;</text:span></text:p>
      <text:p text:style-name="P18"><text:s text:c="12"/>notes.Text = entry.Notes;</text:p>
      <text:p text:style-name="P19"><text:s text:c="8"/>}</text:p>
      <text:p text:style-name="P19"/>
      <text:p text:style-name="P19"/>
      <text:p text:style-name="P20"/>
      <text:p text:style-name="P1"/>
      <text:p text:style-name="P28">Finally it is necesary to update the target specific implementations by initializing the Maps binary as follows:</text:p>
      <text:p text:style-name="P2"/>
      <text:p text:style-name="P28">Android:</text:p>
      <text:p text:style-name="P28"><text:span text:style-name="T7"><text:s text:c="12"/></text:span><text:span text:style-name="T13">global</text:span><text:span text:style-name="T7">::Xamarin.Forms.Forms.Init(</text:span><text:span text:style-name="T13">this</text:span><text:span text:style-name="T7">, savedInstanceState);</text:span></text:p>
      <text:p text:style-name="P28"><text:span text:style-name="T7"><text:s text:c="12"/>Xamarin.FormsMaps.Init(</text:span><text:span text:style-name="T13">this</text:span><text:span text:style-name="T7">, savedInstanceState);</text:span></text:p>
      <text:p text:style-name="P28"/>
      <text:p text:style-name="P28">iOS:</text:p>
      <text:p text:style-name="P20"><text:s text:c="12"/>Xamarin.FormsMaps.Init();</text:p>
      <text:p text:style-name="P28"><text:span text:style-name="T7"><text:s text:c="12"/>LoadApplication(</text:span><text:span text:style-name="T13">new</text:span><text:span text:style-name="T7"> App());</text:span></text:p>
      <text:p text:style-name="P20"/>
      <text:p text:style-name="P28">UWP:</text:p>
      <text:p text:style-name="P28"><text:soft-page-break/><text:span text:style-name="T7"><text:s text:c="16"/>Xamarin.FormsMaps.Init("</text:span><text:span text:style-name="T9">Token to be added later!</text:span><text:span text:style-name="T7">");</text:span></text:p>
      <text:p text:style-name="P20"><text:s text:c="16"/>Xamarin.Forms.Forms.Init(e);</text:p>
      <text:p text:style-name="P2"/>
      <text:p text:style-name="P2"/>
      <text:p text:style-name="P28">This completes the implementation. However, debugging the file application will not work due to a variety of settings still missing (and missing in the book). Here is the list of steps that need to be executed:</text:p>
      <text:p text:style-name="P28"/>
      <text:p text:style-name="P29">Replace the Android Manifest file with the following text:</text:p>
      <text:p text:style-name="P29"/>
      <text:p text:style-name="P29"><text:span text:style-name="T13">&lt;?</text:span><text:span text:style-name="T17">xml</text:span><text:span text:style-name="T13"> </text:span><text:span text:style-name="T19">version</text:span><text:span text:style-name="T13">=</text:span><text:span text:style-name="T7">"</text:span><text:span text:style-name="T13">1.0</text:span><text:span text:style-name="T7">"</text:span><text:span text:style-name="T13"> </text:span><text:span text:style-name="T19">encoding</text:span><text:span text:style-name="T13">=</text:span><text:span text:style-name="T7">"</text:span><text:span text:style-name="T13">utf-8</text:span><text:span text:style-name="T7">"</text:span><text:span text:style-name="T13">?&gt;</text:span></text:p>
      <text:p text:style-name="Standard"><text:span text:style-name="T13">&lt;</text:span><text:span text:style-name="T17">manifest</text:span><text:span text:style-name="T13"> </text:span><text:span text:style-name="T19">xmlns:android</text:span><text:span text:style-name="T13">=</text:span><text:span text:style-name="T7">"</text:span><text:span text:style-name="T13">http://schemas.android.com/apk/res/android</text:span><text:span text:style-name="T7">"</text:span><text:span text:style-name="T13"> </text:span><text:span text:style-name="T19">android:versionCode</text:span><text:span text:style-name="T13">=</text:span><text:span text:style-name="T7">"</text:span><text:span text:style-name="T13">1</text:span><text:span text:style-name="T7">"</text:span><text:span text:style-name="T13"> </text:span><text:span text:style-name="T19">android:versionName</text:span><text:span text:style-name="T13">=</text:span><text:span text:style-name="T7">"</text:span><text:span text:style-name="T13">1.0</text:span><text:span text:style-name="T7">"</text:span><text:span text:style-name="T13"> </text:span><text:span text:style-name="T19">package</text:span><text:span text:style-name="T13">=</text:span><text:span text:style-name="T7">"</text:span><text:span text:style-name="T13">triplog.android</text:span><text:span text:style-name="T7">"</text:span><text:span text:style-name="T13"> </text:span><text:span text:style-name="T19">android:installLocation</text:span><text:span text:style-name="T13">=</text:span><text:span text:style-name="T7">"</text:span><text:span text:style-name="T13">auto</text:span><text:span text:style-name="T7">"</text:span><text:span text:style-name="T13">&gt;</text:span></text:p>
      <text:p text:style-name="Standard"><text:span text:style-name="T13"><text:s text:c="2"/>&lt;</text:span><text:span text:style-name="T17">uses-sdk</text:span><text:span text:style-name="T13"> </text:span><text:span text:style-name="T19">android:minSdkVersion</text:span><text:span text:style-name="T13">=</text:span><text:span text:style-name="T7">"</text:span><text:span text:style-name="T13">21</text:span><text:span text:style-name="T7">"</text:span><text:span text:style-name="T13"> </text:span><text:span text:style-name="T19">android:targetSdkVersion</text:span><text:span text:style-name="T13">=</text:span><text:span text:style-name="T7">"</text:span><text:span text:style-name="T13">27</text:span><text:span text:style-name="T7">"</text:span><text:span text:style-name="T13"> /&gt;</text:span></text:p>
      <text:p text:style-name="Standard"><text:span text:style-name="T13"><text:s text:c="2"/>&lt;!--</text:span><text:span text:style-name="T26"> Missing in the book. </text:span><text:span text:style-name="T13">--&gt;</text:span></text:p>
      <text:p text:style-name="P18"/>
      <text:p text:style-name="Standard"><text:span text:style-name="T13"><text:s text:c="2"/>&lt;!--</text:span><text:span text:style-name="T26"> Google Maps for Android v2 requires OpenGL ES v2 </text:span><text:span text:style-name="T13">--&gt;</text:span></text:p>
      <text:p text:style-name="Standard"><text:span text:style-name="T13"><text:s text:c="2"/>&lt;</text:span><text:span text:style-name="T17">uses-feature</text:span><text:span text:style-name="T13"> </text:span><text:span text:style-name="T19">android:glEsVersion</text:span><text:span text:style-name="T13">=</text:span><text:span text:style-name="T7">"</text:span><text:span text:style-name="T13">0x00020000</text:span><text:span text:style-name="T7">"</text:span><text:span text:style-name="T13"> </text:span><text:span text:style-name="T19">android:required</text:span><text:span text:style-name="T13">=</text:span><text:span text:style-name="T7">"</text:span><text:span text:style-name="T13">true</text:span><text:span text:style-name="T7">"</text:span><text:span text:style-name="T13"> /&gt;</text:span></text:p>
      <text:p text:style-name="P18"/>
      <text:p text:style-name="Standard"><text:span text:style-name="T13"><text:s text:c="2"/>&lt;!--</text:span><text:span text:style-name="T26"> Necessary for apps that target Android 9.0 or higher </text:span><text:span text:style-name="T13">--&gt;</text:span></text:p>
      <text:p text:style-name="Standard"><text:span text:style-name="T13"><text:s text:c="2"/>&lt;</text:span><text:span text:style-name="T17">uses-library</text:span><text:span text:style-name="T13"> </text:span><text:span text:style-name="T19">android:name</text:span><text:span text:style-name="T13">=</text:span><text:span text:style-name="T7">"</text:span><text:span text:style-name="T13">org.apache.http.legacy</text:span><text:span text:style-name="T7">"</text:span><text:span text:style-name="T13"> </text:span><text:span text:style-name="T19">android:required</text:span><text:span text:style-name="T13">=</text:span><text:span text:style-name="T7">"</text:span><text:span text:style-name="T13">false</text:span><text:span text:style-name="T7">"</text:span><text:span text:style-name="T13"> /&gt;</text:span></text:p>
      <text:p text:style-name="P18"/>
      <text:p text:style-name="Standard"><text:span text:style-name="T13"><text:s text:c="2"/>&lt;!--</text:span><text:span text:style-name="T26">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FIN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COARS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WRITE_EXTERNAL_STORAGE</text:span><text:span text:style-name="T7">"</text:span><text:span text:style-name="T13"> /&gt;</text:span></text:p>
      <text:p text:style-name="P18"/>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gt;</text:span></text:p>
      <text:p text:style-name="Standard"><text:span text:style-name="T13"><text:s text:c="2"/>&lt;</text:span><text:span text:style-name="T17">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text:span><text:span text:style-name="T19">android:protectionLevel</text:span><text:span text:style-name="T13">=</text:span><text:span text:style-name="T7">"</text:span><text:span text:style-name="T13">signature</text:span><text:span text:style-name="T7">"</text:span><text:span text:style-name="T13"> /&gt;</text:span></text:p>
      <text:p text:style-name="P18"/>
      <text:p text:style-name="Standard"><text:span text:style-name="T13"><text:s text:c="2"/>&lt;</text:span><text:span text:style-name="T17">application</text:span><text:span text:style-name="T13"> </text:span><text:span text:style-name="T19">android:label</text:span><text:span text:style-name="T13">=</text:span><text:span text:style-name="T7">"</text:span><text:span text:style-name="T13">triplog.android</text:span><text:span text:style-name="T7">"</text:span><text:span text:style-name="T13">&gt;</text:span></text:p>
      <text:p text:style-name="Standard"><text:span text:style-name="T13"><text:s text:c="4"/>&lt;!--</text:span><text:span text:style-name="T26"> Missing in the book, but available for download. </text:span><text:span text:style-name="T13">--&gt; <text:s text:c="14"/></text:span></text:p>
      <text:p text:style-name="Standard"><text:span text:style-name="T13"><text:s text:c="4"/>&lt;!--</text:span><text:span text:style-name="T26"> Get your personal API KEY by following the following guide: https://docs.microsoft.com/de-de/xamarin/android/platform/maps-and-location/maps/obtaining-a-google-maps-api-key?tabs=windows </text:span><text:span text:style-name="T13">--&gt;</text:span></text:p>
      <text:p text:style-name="P31"><text:span text:style-name="T13">&lt;!--</text:span><text:span text:style-name="T26"> https://nearplace.com/blog/how-to-generate-google-map-api-key-for-free/ </text:span><text:span text:style-name="T13">--&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maps.v2.API_KEY</text:span><text:span text:style-name="T7">"</text:span><text:span text:style-name="T13"> </text:span><text:span text:style-name="T19">android:value</text:span><text:span text:style-name="T13">=</text:span><text:span text:style-name="T7">"</text:span><text:span text:style-name="T15">XXXXXXXXXXXXXXXXXXXXXXXXXXXXXXXXXXXXXXXXXXXXXXXXXXXXXXXXXX</text:span><text:span text:style-name="T7">"</text:span><text:span text:style-name="T13"> /&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gms.version</text:span><text:span text:style-name="T7">"</text:span><text:span text:style-name="T13"> </text:span><text:span text:style-name="T19">android:value</text:span><text:span text:style-name="T13">=</text:span><text:span text:style-name="T7">"</text:span><text:span text:style-name="T13">@integer/google_play_services_version</text:span><text:span text:style-name="T7">"</text:span><text:span text:style-name="T13"> /&gt;</text:span></text:p>
      <text:p text:style-name="Standard"><text:span text:style-name="T13"><text:s text:c="2"/>&lt;/</text:span><text:span text:style-name="T17">application</text:span><text:span text:style-name="T13">&gt;</text:span></text:p>
      <text:p text:style-name="P29"><text:span text:style-name="T13">&lt;/</text:span><text:span text:style-name="T17">manifest</text:span><text:span text:style-name="T13">&gt;</text:span></text:p>
      <text:p text:style-name="P29"/>
      <text:p text:style-name="P29"/>
      <text:p text:style-name="P29">Follow the following guide to obtain an API KEY. In the process you will need to <text:span text:style-name="T28">past the thumbrint of a local certificate on a web form. Here the details:</text:span></text:p>
      <text:p text:style-name="P29"/>
      <text:p text:style-name="P21">"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1">Key password: "android"</text:p>
      <text:p text:style-name="P28"/>
      <text:p text:style-name="P28"><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28"><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30">Finally paste the key on the file above at the appropriate position. <text:span text:style-name="T28">Debug the software and check that Google maps is reachable.</text:span></text:p>
      <text:p text:style-name="P2"/>
      <text:p text:style-name="P2"/>
      <text:p text:style-name="P35">Open point: Who is interested in installing, configuring and setting up TFS <text:span text:style-name="T31">on his own machine/server</text:span>?</text:p>
      <text:p text:style-name="P2"/>
      <text:p text:style-name="P32">Lesson 2: </text:p>
      <text:p text:style-name="P2"/>
      <text:p text:style-name="P32">- Build Server introduction.</text:p>
      <text:p text:style-name="P33">- <text:span text:style-name="T30">Linking Github with TFS by creating the necessary Oath entry point.</text:span></text:p>
      <text:p text:style-name="P33"/>
      <text:p text:style-name="P38">Go to your GitHub account, select developer settings and personal access token. <text:span text:style-name="T32">Select Generate new token and tick the following options:</text:span></text:p>
      <text:p text:style-name="P38"/>
      <text:p text:style-name="P44">- repo, user, admin:repo_hook</text:p>
      <text:p text:style-name="P38"><text:soft-page-break/></text:p>
      <text:p text:style-name="P39">Type in a name such as TfsBuildTokenJuventus.</text:p>
      <text:p text:style-name="P39"/>
      <text:p text:style-name="P39"><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33"/>
      <text:p text:style-name="P36">-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Click Generate token.</text:p>
      <text:p text:style-name="P39">On the following screen ensure to copy the text on a safe place since it will only be displayed once. </text:p>
      <text:p text:style-name="P39"/>
      <text:p text:style-name="P39">This setup will allow TFS to poll the repository for changes and trigger a build every time a new check in takes place.</text:p>
      <text:p text:style-name="P39"/>
      <text:p text:style-name="P39"/>
      <text:p text:style-name="P39"/>
      <text:p text:style-name="P39"/>
      <text:p text:style-name="P36"/>
      <text:p text:style-name="P36"><text:span text:style-name="T32">C</text:span>reating a minimal build definition.</text:p>
      <text:p text:style-name="P35"/>
      <text:p text:style-name="P35"/>
      <text:p text:style-name="P35"/>
      <text:p text:style-name="P37">Open TFS by pasting the following URL: <text:a xlink:type="simple" xlink:href="http://desktop-kj5q2iu:8080/tfs/" text:style-name="Internet_20_link" text:visited-style-name="Visited_20_Internet_20_Link">http://desktop-kj5q2iu:8080/tfs/</text:a></text:p>
      <text:p text:style-name="P37"/>
      <text:p text:style-name="P37">Choose create new project, fill out the necessary fields and click create:</text:p>
      <text:p text:style-name="P37"/>
      <text:p text:style-name="P37"/>
      <text:p text:style-name="P37"><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5"/>
      <text:p text:style-name="P35"/>
      <text:p text:style-name="P35"/>
      <text:p text:style-name="P32"/>
      <text:p text:style-name="P32"/>
      <text:p text:style-name="P32"/>
      <text:p text:style-name="P32"/>
      <text:p text:style-name="P32"/>
      <text:p text:style-name="P32"/>
      <text:p text:style-name="P32"/>
      <text:p text:style-name="P32"/>
      <text:p text:style-name="P37">Since the main architecture of the build is to pull code from a gitHub repository choose "Build Code from an external Repository".</text:p>
      <text:p text:style-name="P37"/>
      <text:p text:style-name="P37">On the next screen click "New Definition"- Then choose "Xamarin.Android" and lick Next.</text:p>
      <text:p text:style-name="P37"/>
      <text:p text:style-name="P37">Choose "Remote Git Repository" and tick "Continuous Integration" and click Create as shown on the picture:</text:p>
      <text:p text:style-name="P37"><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
      <text:p text:style-name="P38"/>
      <text:p text:style-name="P38"/>
      <text:p text:style-name="P38"><text:soft-page-break/></text:p>
      <text:p text:style-name="P38"/>
      <text:p text:style-name="P38">On the next screen remove the test project and update the build steps with more meaningful names:</text:p>
      <text:p text:style-name="P38"/>
      <text:p text:style-name="P38"/>
      <text:p text:style-name="P38"><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1">Click on Repository and on Manage on the right. With the following step we will establish a connection between the Build definition and the repository.</text:p>
      <text:p text:style-name="P40"/>
      <text:p text:style-name="P41">Start by clicking New Service Endpoint and selectin "External Git Repository". On the next screen paste the information obtained before and along with the URL of the rpository and click OK:</text:p>
      <text:p text:style-name="P41"/>
      <text:p text:style-name="P41"/>
      <text:p text:style-name="P40"><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Go back to the build definition and click refresh on left: The newly created connection point should be selected automatically. Fill out the remaining fields. This should be the end result:</text:p>
      <text:p text:style-name="P41"/>
      <text:p text:style-name="P41"><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41">Go back to build and click save <text:span text:style-name="T34">and provide a meaningful name for the build.</text:span></text:p>
      <text:p text:style-name="P41"/>
      <text:p text:style-name="P42">Chose the build ste<text:span text:style-name="T37">p</text:span>s one by one and update them as appropriate/<text:span text:style-name="T37">follows</text:span>:</text:p>
      <text:p text:style-name="P42"/>
      <text:p text:style-name="P42">- Restore NuGet</text:p>
      <text:p text:style-name="P42"/>
      <text:p text:style-name="P42"><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42"/>
      <text:p text:style-name="P42"><text:soft-page-break/></text:p>
      <text:p text:style-name="P40">- <text:span text:style-name="T33">Build Android Project</text:span></text:p>
      <text:p text:style-name="P40"/>
      <text:p text:style-name="P40"/>
      <text:p text:style-name="P40"><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40">- <text:span text:style-name="T35">Update the signing part appropritely:</text:span></text:p>
      <text:p text:style-name="P40"/>
      <text:p text:style-name="P40"><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40"/>
      <text:p text:style-name="P40">- <text:span text:style-name="T35">Define a meaningful drop location</text:span></text:p>
      <text:p text:style-name="P40"/>
      <text:p text:style-name="P40"><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40"><text:soft-page-break/></text:p>
      <text:p text:style-name="P43">Click save <text:span text:style-name="T36">and then enqueue a new build. This should succeed:</text:span></text:p>
      <text:p text:style-name="P43"/>
      <text:p text:style-name="P43"><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40"/>
      <text:p text:style-name="P45">Now it is a good moment to add the signing part to the build. Open the sign step of the build and modify it as follows:</text:p>
      <text:p text:style-name="P45"/>
      <text:p text:style-name="P45"><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40"/>
      <text:p text:style-name="P45">And enqueue a build. </text:p>
      <text:p text:style-name="P45">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40"/>
      <text:p text:style-name="P40"><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40"/>
      <text:p text:style-name="P46">Then replace the definition of the previous step with the variables as follows:</text:p>
      <text:p text:style-name="P46"/>
      <text:p text:style-name="P46"><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st the signing by enqueuing a new build and ensure that the signed package gets created accordingly:</text:p>
      <text:p text:style-name="P47"/>
      <text:p text:style-name="P47"><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47">To finalize the obfuscation of the variables go back to variables and click on the small padlocks beside the variables them selves</text:p>
      <text:p text:style-name="P40"/>
      <text:p text:style-name="P40"/>
      <text:p text:style-name="P48"><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49">As a final check push a minor change to the source code repository and check that the build server spots it and build it successfully as documented above.</text:p>
      <text:p text:style-name="P32"><text:soft-page-break/></text:p>
      <text:p text:style-name="P49">So the build server, after every check in onto the github repository, is now capable of:</text:p>
      <text:p text:style-name="P49">- Building the Android version of the project.</text:p>
      <text:p text:style-name="P49">- Signing the APK file.</text:p>
      <text:p text:style-name="P49">- Deploying the singed APK onto a build-specific location.</text:p>
      <text:p text:style-name="P32"/>
      <text:p text:style-name="P49">Starting from now it is imperative to keep the source code and build server in sync and up to date so that every code change leads to the succefull creation of a new package.</text:p>
      <text:p text:style-name="P32"/>
      <text:p text:style-name="P50">The focus will now move to the code with the introduction and implementation of the infamous MVVM patern.</text:p>
      <text:p text:style-name="P50"/>
      <text:p text:style-name="P50">[Introduce the concept of MVVM]</text:p>
      <text:p text:style-name="P50"/>
      <text:p text:style-name="P50">Start by adding two folders to the TripLog project: Views and ViewModels.</text:p>
      <text:p text:style-name="P50"/>
      <text:p text:style-name="P50">Move the 3 main screens (.cs and .xaml) to the views folder. Update all the references and name spaces on every file and on the app.cs file in order for the project to build buildable.</text:p>
      <text:p text:style-name="P34"/>
      <text:p text:style-name="P51">In the ViewModel folder add a a base class for the future ViewModel classes as follows:</text:p>
      <text:p text:style-name="P51"/>
      <text:p text:style-name="P51"><text:span text:style-name="T10"><text:s text:c="4"/></text:span><text:span text:style-name="T16">public</text:span><text:span text:style-name="T10"> </text:span><text:span text:style-name="T16">abstract</text:span><text:span text:style-name="T10"> </text:span><text:span text:style-name="T16">class</text:span><text:span text:style-name="T10"> </text:span><text:span text:style-name="T22">BaseViewModel</text:span><text:span text:style-name="T10"> : INotifyPropertyChanged</text:span></text:p>
      <text:p text:style-name="Standard"><text:span text:style-name="T10"><text:s text:c="4"/>{</text:span></text:p>
      <text:p text:style-name="Standard"><text:span text:style-name="T10"><text:s text:c="8"/></text:span><text:span text:style-name="T16">protected</text:span><text:span text:style-name="T10"> Base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rotected</text:span><text:span text:style-name="T10"> </text:span><text:span text:style-name="T16">virtual</text:span><text:span text:style-name="T10"> </text:span><text:span text:style-name="T16">void</text:span><text:span text:style-name="T10"> OnPropertyChanged([CallerMemberName] </text:span><text:span text:style-name="T16">string</text:span><text:span text:style-name="T10"> propertyName = </text:span><text:span text:style-name="T16">null</text:span><text:span text:style-name="T10">)</text:span></text:p>
      <text:p text:style-name="Standard"><text:span text:style-name="T10"><text:s text:c="8"/>{</text:span></text:p>
      <text:p text:style-name="Standard"><text:span text:style-name="T10"><text:s text:c="12"/></text:span><text:span text:style-name="T16">if</text:span><text:span text:style-name="T10"> (PropertyChanged != </text:span><text:span text:style-name="T16">null</text:span><text:span text:style-name="T10">)</text:span></text:p>
      <text:p text:style-name="Standard"><text:span text:style-name="T10"><text:s text:c="12"/>{</text:span></text:p>
      <text:p text:style-name="Standard"><text:span text:style-name="T10"><text:s text:c="16"/>PropertyChanged(</text:span><text:span text:style-name="T16">this</text:span><text:span text:style-name="T10">, </text:span><text:span text:style-name="T16">new</text:span><text:span text:style-name="T10"> PropertyChangedEventArgs(propertyName));</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event</text:span><text:span text:style-name="T10"> PropertyChangedEventHandler PropertyChanged;</text:span></text:p>
      <text:p text:style-name="P51"><text:span text:style-name="T10"><text:s text:c="4"/>}</text:span></text:p>
      <text:p text:style-name="P51"/>
      <text:p text:style-name="P54">As the code above shows the implementation of the PropertyChanged event is crucial: It allows pages to be notified when properties of the (corresponding/matching) ViewModel have changed.</text:p>
      <text:p text:style-name="P54"/>
      <text:p text:style-name="P55">Now start by creating a new file in the ViewModel folder called MainViewModel.cs. Add parameterless constructor which inherits from BaseViewModel as follows:</text:p>
      <text:p text:style-name="P55"/>
      <text:p text:style-name="P55"><text:span text:style-name="T10"><text:s text:c="4"/></text:span><text:span text:style-name="T16">public</text:span><text:span text:style-name="T10"> </text:span><text:span text:style-name="T16">class</text:span><text:span text:style-name="T10"> </text:span><text:span text:style-name="T22">MainViewModel</text:span><text:span text:style-name="T10"> : BaseViewModel</text:span></text:p>
      <text:p text:style-name="P55"><text:span text:style-name="T10"><text:s text:c="4"/></text:span></text:p>
      <text:p text:style-name="P51"/>
      <text:p text:style-name="P55">Add an observable collection representing the list of TripLogEntry displayed on the main screen:</text:p>
      <text:p text:style-name="P55"/>
      <text:p text:style-name="P55"><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ObservableCollection&lt;TripLogEntry&gt; _logEntries;</text:span></text:p>
      <text:p text:style-name="Standard"><text:span text:style-name="T10"><text:s text:c="8"/></text:span><text:span text:style-name="T16">public</text:span><text:span text:style-name="T10"> ObservableCollection&lt;TripLogEntry&gt; LogEntries</text:span></text:p>
      <text:p text:style-name="Standard"><text:span text:style-name="T10"><text:s text:c="8"/>{</text:span></text:p>
      <text:p text:style-name="Standard"><text:span text:style-name="T10"><text:s text:c="12"/></text:span><text:span text:style-name="T16">get</text:span></text:p>
      <text:p text:style-name="Standard"><text:soft-page-break/><text:span text:style-name="T10"><text:s text:c="12"/>{ </text:span><text:span text:style-name="T16">return</text:span><text:span text:style-name="T10"> _logEntries; }</text:span></text:p>
      <text:p text:style-name="P53"/>
      <text:p text:style-name="Standard"><text:span text:style-name="T10"><text:s text:c="12"/></text:span><text:span text:style-name="T16">set</text:span></text:p>
      <text:p text:style-name="Standard"><text:span text:style-name="T10"><text:s text:c="12"/>{</text:span></text:p>
      <text:p text:style-name="Standard"><text:span text:style-name="T10"><text:s text:c="16"/>_logEntries = value;</text:span></text:p>
      <text:p text:style-name="Standard"><text:span text:style-name="T10"><text:s text:c="16"/>OnPropertyChanged();</text:span></text:p>
      <text:p text:style-name="Standard"><text:span text:style-name="T10"><text:s text:c="12"/>}</text:span></text:p>
      <text:p text:style-name="Standard"><text:span text:style-name="T10"><text:s text:c="8"/>}</text:span></text:p>
      <text:p text:style-name="P53"/>
      <text:p text:style-name="P55"><text:span text:style-name="T10"><text:s text:c="8"/></text:span><text:span text:style-name="T39">#endregion</text:span></text:p>
      <text:p text:style-name="P34"/>
      <text:p text:style-name="P55">Now move the hard-coded trips from the view to the constructor of the <text:span text:style-name="T40">MainPage to the constructor of MainViewModel:</text:span></text:p>
      <text:p text:style-name="P55"/>
      <text:p text:style-name="P55"><text:span text:style-name="T10"><text:s text:c="8"/></text:span><text:span text:style-name="T16">public</text:span><text:span text:style-name="T10"> MainViewModel()</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P55"><text:span text:style-name="T10"><text:s text:c="8"/>}</text:span></text:p>
      <text:p text:style-name="P32"/>
      <text:p text:style-name="P58">Update the constructor of the MainPage by setting the binding between View and ViewModel:</text:p>
      <text:p text:style-name="P58"/>
      <text:p text:style-name="P58"><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text:span><text:span text:style-name="T16">new</text:span><text:span text:style-name="T10"> MainViewModel();</text:span></text:p>
      <text:p text:style-name="P58"><text:span text:style-name="T10"><text:s text:c="8"/>}</text:span></text:p>
      <text:p text:style-name="P32"/>
      <text:p text:style-name="P58">Finally update MainPage.xaml by explicitly setting the binding as follows:</text:p>
      <text:p text:style-name="P58"><text:soft-page-break/><text:span text:style-name="T16">&lt;</text:span><text:span text:style-name="T18">ListView</text:span><text:span text:style-name="T20"> x</text:span><text:span text:style-name="T16">:</text:span><text:span text:style-name="T20">Name</text:span><text:span text:style-name="T16">="trips"</text:span><text:span text:style-name="T20"> ItemTapped</text:span><text:span text:style-name="T16">="Trips_ItemTapped"</text:span><text:span text:style-name="T20"> ItemsSource</text:span><text:span text:style-name="T16">="{</text:span><text:span text:style-name="T18">Binding</text:span><text:span text:style-name="T20"> LogEntries</text:span><text:span text:style-name="T16">}"&gt;</text:span></text:p>
      <text:p text:style-name="P58"/>
      <text:p text:style-name="P58">Debug the solution and ensure that the behaviour of the application is unchanged. Check in the changes.</text:p>
      <text:p text:style-name="P32"/>
      <text:p text:style-name="P32"/>
      <text:p text:style-name="P59">Now proceed by creating the NewEntryViewModel.cs in the viewModels folder as before:</text:p>
      <text:p text:style-name="P59"/>
      <text:p text:style-name="P59"><text:span text:style-name="T10"><text:s text:c="4"/></text:span><text:span text:style-name="T16">public</text:span><text:span text:style-name="T10"> </text:span><text:span text:style-name="T16">class</text:span><text:span text:style-name="T10"> </text:span><text:span text:style-name="T22">NewEntryViewModel</text:span><text:span text:style-name="T10"> : BaseViewModel</text:span></text:p>
      <text:p text:style-name="Standard"><text:span text:style-name="T10"><text:s text:c="4"/>{</text:span></text:p>
      <text:p text:style-name="Standard"><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9"><text:span text:style-name="T10"><text:s text:c="4"/>}</text:span></text:p>
      <text:p text:style-name="P59"/>
      <text:p text:style-name="P59">Proceed by adding observable properties for each of the fields of interest <text:span text:style-name="T41">and by setting some defaults for the constructor:</text:span></text:p>
      <text:p text:style-name="P59"/>
      <text:p text:style-name="P59"><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text:span><text:span text:style-name="T16">string</text:span><text:span text:style-name="T10"> _title;</text:span></text:p>
      <text:p text:style-name="Standard"><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span text:style-name="T10"> { _titl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atitude;</text:span></text:p>
      <text:p text:style-name="Standard"><text:span text:style-name="T10"><text:s text:c="8"/></text:span><text:span text:style-name="T16">public</text:span><text:span text:style-name="T10"> </text:span><text:span text:style-name="T16">double</text:span><text:span text:style-name="T10"> Lat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atitude; }</text:span></text:p>
      <text:p text:style-name="Standard"><text:span text:style-name="T10"><text:s text:c="12"/></text:span><text:span text:style-name="T16">set</text:span><text:span text:style-name="T10"> { _lat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ongitude;</text:span></text:p>
      <text:p text:style-name="Standard"><text:span text:style-name="T10"><text:s text:c="8"/></text:span><text:span text:style-name="T16">public</text:span><text:span text:style-name="T10"> </text:span><text:span text:style-name="T16">double</text:span><text:span text:style-name="T10"> Long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ongitude; }</text:span></text:p>
      <text:p text:style-name="Standard"><text:span text:style-name="T10"><text:s text:c="12"/></text:span><text:span text:style-name="T16">set</text:span><text:span text:style-name="T10"> { _long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DateTime _date;</text:span></text:p>
      <text:p text:style-name="Standard"><text:span text:style-name="T10"><text:s text:c="8"/></text:span><text:span text:style-name="T16">public</text:span><text:span text:style-name="T10"> DateTime Dat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date; }</text:span></text:p>
      <text:p text:style-name="Standard"><text:span text:style-name="T10"><text:s text:c="12"/></text:span><text:span text:style-name="T16">set</text:span><text:span text:style-name="T10"> { _dat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int</text:span><text:span text:style-name="T10"> _rating;</text:span></text:p>
      <text:p text:style-name="Standard"><text:span text:style-name="T10"><text:s text:c="8"/></text:span><text:span text:style-name="T16">public</text:span><text:span text:style-name="T10"> </text:span><text:span text:style-name="T16">int</text:span><text:span text:style-name="T10"> Rating</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rating; }</text:span></text:p>
      <text:p text:style-name="Standard"><text:span text:style-name="T10"><text:s text:c="12"/></text:span><text:span text:style-name="T16">set</text:span><text:span text:style-name="T10"> { _rating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string</text:span><text:span text:style-name="T10"> _notes;</text:span></text:p>
      <text:p text:style-name="Standard"><text:span text:style-name="T10"><text:s text:c="8"/></text:span><text:span text:style-name="T16">public</text:span><text:span text:style-name="T10"> </text:span><text:span text:style-name="T16">string</text:span><text:span text:style-name="T10"> Notes</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notes; }</text:span></text:p>
      <text:p text:style-name="Standard"><text:span text:style-name="T10"><text:s text:c="12"/></text:span><text:span text:style-name="T16">set</text:span><text:span text:style-name="T10"> { _notes = value; OnPropertyChanged(); }</text:span></text:p>
      <text:p text:style-name="Standard"><text:span text:style-name="T10"><text:s text:c="8"/>}</text:span></text:p>
      <text:p text:style-name="P53"><text:soft-page-break/></text:p>
      <text:p text:style-name="Standard"><text:span text:style-name="T10"><text:s text:c="8"/></text:span><text:span text:style-name="T39">#endregion</text:span></text:p>
      <text:p text:style-name="P53"/>
      <text:p text:style-name="Standard"><text:span text:style-name="T10"><text:s text:c="8"/></text:span><text:span text:style-name="T16">public</text:span><text:span text:style-name="T10"> NewEntryViewModel()</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P59"><text:span text:style-name="T10"><text:s text:c="8"/>}</text:span></text:p>
      <text:p text:style-name="P59"/>
      <text:p text:style-name="P60">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60"/>
      <text:p text:style-name="P61">Here a possible implementation:</text:p>
      <text:p text:style-name="P61"/>
      <text:p text:style-name="P61"><text:span text:style-name="T10"><text:s text:c="8"/></text:span><text:span text:style-name="T39">#region</text:span><text:span text:style-name="T10"> Commands</text:span></text:p>
      <text:p text:style-name="Standard"><text:span text:style-name="T10"><text:s text:c="8"/></text:span><text:span text:style-name="T16">private</text:span><text:span text:style-name="T10"> Command _saveCommand;</text:span></text:p>
      <text:p text:style-name="Standard"><text:span text:style-name="T10"><text:s text:c="8"/></text:span><text:span text:style-name="T16">public</text:span><text:span text:style-name="T10"> Command SaveCommand</text:span></text:p>
      <text:p text:style-name="Standard"><text:span text:style-name="T10"><text:s text:c="8"/>{</text:span></text:p>
      <text:p text:style-name="Standard"><text:span text:style-name="T10"><text:s text:c="12"/></text:span><text:span text:style-name="T16">get</text:span></text:p>
      <text:p text:style-name="Standard"><text:span text:style-name="T10"><text:s text:c="16"/></text:span></text:p>
      <text:p text:style-name="Standard"><text:span text:style-name="T10"><text:s text:c="12"/>{</text:span></text:p>
      <text:p text:style-name="Standard"><text:span text:style-name="T10"><text:s text:c="16"/></text:span><text:span text:style-name="T16">if</text:span><text:span text:style-name="T10"> (_saveCommand == </text:span><text:span text:style-name="T16">null</text:span><text:span text:style-name="T10">)</text:span></text:p>
      <text:p text:style-name="Standard"><text:span text:style-name="T10"><text:s text:c="16"/>{</text:span></text:p>
      <text:p text:style-name="Standard"><text:span text:style-name="T10"><text:s text:c="20"/>_saveCommand = </text:span><text:span text:style-name="T16">new</text:span><text:span text:style-name="T10"> Command(ExecuteSaveCommand, CanSave);</text:span></text:p>
      <text:p text:style-name="Standard"><text:span text:style-name="T10"><text:s text:c="16"/>}</text:span></text:p>
      <text:p text:style-name="Standard"><text:span text:style-name="T10"><text:s text:c="16"/></text:span><text:span text:style-name="T16">return</text:span><text:span text:style-name="T10"> _saveCommand;</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bool</text:span><text:span text:style-name="T10"> CanSave(</text:span><text:span text:style-name="T16">object</text:span><text:span text:style-name="T10"> arg)</text:span></text:p>
      <text:p text:style-name="Standard"><text:span text:style-name="T10"><text:s text:c="8"/>{</text:span></text:p>
      <text:p text:style-name="Standard"><text:span text:style-name="T10"><text:s text:c="12"/></text:span><text:span text:style-name="T16">return</text:span><text:span text:style-name="T10"> !</text:span><text:span text:style-name="T16">string</text:span><text:span text:style-name="T10">.IsNullOrEmpty(Title);</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void</text:span><text:span text:style-name="T10"> ExecuteSaveCommand(</text:span><text:span text:style-name="T16">object</text:span><text:span text:style-name="T10"> obj)</text:span></text:p>
      <text:p text:style-name="Standard"><text:span text:style-name="T10"><text:s text:c="8"/>{</text:span></text:p>
      <text:p text:style-name="Standard"><text:span text:style-name="T10"><text:s text:c="12"/></text:span><text:span text:style-name="T16">var</text:span><text:span text:style-name="T10"> newEntry = </text:span><text:span text:style-name="T16">new</text:span><text:span text:style-name="T10"> TripLogEntry</text:span></text:p>
      <text:p text:style-name="Standard"><text:span text:style-name="T10"><text:s text:c="12"/>{</text:span></text:p>
      <text:p text:style-name="Standard"><text:span text:style-name="T10"><text:s text:c="16"/>Title = Title,</text:span></text:p>
      <text:p text:style-name="Standard"><text:span text:style-name="T10"><text:s text:c="16"/>Notes = Notes,</text:span></text:p>
      <text:p text:style-name="Standard"><text:span text:style-name="T10"><text:s text:c="16"/>Rating = Rating,</text:span></text:p>
      <text:p text:style-name="Standard"><text:span text:style-name="T10"><text:s text:c="16"/>Date = Date,</text:span></text:p>
      <text:p text:style-name="Standard"><text:span text:style-name="T10"><text:s text:c="16"/>Latitude = Latitude,</text:span></text:p>
      <text:p text:style-name="Standard"><text:span text:style-name="T10"><text:s text:c="16"/>Longitude = Longitude</text:span></text:p>
      <text:p text:style-name="Standard"><text:span text:style-name="T10"><text:s text:c="12"/>};</text:span></text:p>
      <text:p text:style-name="P53"/>
      <text:p text:style-name="Standard"><text:span text:style-name="T10"><text:s text:c="12"/></text:span><text:span text:style-name="T27">// Save this new entry later: Introduce a data layer.</text:span></text:p>
      <text:p text:style-name="Standard"><text:span text:style-name="T10"><text:s text:c="8"/>}</text:span></text:p>
      <text:p text:style-name="P53"/>
      <text:p text:style-name="P61"><text:span text:style-name="T10"><text:s text:c="8"/></text:span><text:span text:style-name="T39">#endregion</text:span></text:p>
      <text:p text:style-name="P59"/>
      <text:p text:style-name="P61">Update the Title properties so as to take into account whether a command can be fired or not by adding the following code:</text:p>
      <text:p text:style-name="P61"/>
      <text:p text:style-name="P61"><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p>
      <text:p text:style-name="Standard"><text:span text:style-name="T10"><text:s text:c="12"/>{</text:span></text:p>
      <text:p text:style-name="Standard"><text:span text:style-name="T10"><text:s text:c="16"/>_title = value;</text:span></text:p>
      <text:p text:style-name="Standard"><text:span text:style-name="T10"><text:s text:c="16"/>OnPropertyChanged();</text:span></text:p>
      <text:p text:style-name="Standard"><text:soft-page-break/><text:span text:style-name="T10"><text:s text:c="16"/>SaveCommand.ChangeCanExecute();</text:span></text:p>
      <text:p text:style-name="Standard"><text:span text:style-name="T10"><text:s text:c="12"/>}</text:span></text:p>
      <text:p text:style-name="P61"><text:span text:style-name="T10"><text:s text:c="8"/>}</text:span></text:p>
      <text:p text:style-name="P61"><text:span text:style-name="T10"/></text:p>
      <text:p text:style-name="P62"><text:span text:style-name="T10"/></text:p>
      <text:p text:style-name="P62">Next update the constructor of the NewEntryPage in order to set the binding context:</text:p>
      <text:p text:style-name="P62"/>
      <text:p text:style-name="P62"><text:span text:style-name="T10"><text:tab/><text:tab/></text:span><text:span text:style-name="T16">public</text:span><text:span text:style-name="T10"> NewEntryPage ()</text:span></text:p>
      <text:p text:style-name="Standard"><text:span text:style-name="T10"><text:tab/><text:tab/>{</text:span></text:p>
      <text:p text:style-name="Standard"><text:span text:style-name="T10"><text:tab/><text:tab/><text:tab/>InitializeComponent ();</text:span></text:p>
      <text:p text:style-name="P53"/>
      <text:p text:style-name="Standard"><text:span text:style-name="T10"><text:s text:c="21"/>BindingContext = </text:span><text:span text:style-name="T16">new</text:span><text:span text:style-name="T10"> NewEntryViewModel();</text:span></text:p>
      <text:p text:style-name="P62"><text:span text:style-name="T10"><text:tab/><text:tab/>}</text:span></text:p>
      <text:p text:style-name="P32"/>
      <text:p text:style-name="P32"/>
      <text:p text:style-name="P62"><text:span text:style-name="T43">Then</text:span> update the NewEntryPage.xaml.cs so as to bind the different texts to the observable properties:</text:p>
      <text:p text:style-name="P62"/>
      <text:p text:style-name="P62"><text:span text:style-name="T10"><text:s text:c="3"/></text:span><text:span text:style-name="T16">&lt;</text:span><text:span text:style-name="T18">TableSection</text:span><text:span text:style-name="T16">&gt;</text:span></text:p>
      <text:p text:style-name="Standard"><text:span text:style-name="T10"><text:s text:c="6"/></text:span><text:span text:style-name="T16">&lt;</text:span><text:span text:style-name="T18">EntryCell</text:span><text:span text:style-name="T20"> Label</text:span><text:span text:style-name="T16">="Title"</text:span><text:span text:style-name="T20"> Text</text:span><text:span text:style-name="T16">="{</text:span><text:span text:style-name="T18">Binding</text:span><text:span text:style-name="T20"> Title</text:span><text:span text:style-name="T16">}"/&gt;</text:span></text:p>
      <text:p text:style-name="Standard"><text:span text:style-name="T10"><text:s text:c="6"/></text:span><text:span text:style-name="T16">&lt;</text:span><text:span text:style-name="T18">EntryCell</text:span><text:span text:style-name="T20"> Label</text:span><text:span text:style-name="T16">="Latitude"</text:span><text:span text:style-name="T20"> Text</text:span><text:span text:style-name="T16">="{</text:span><text:span text:style-name="T18">Binding</text:span><text:span text:style-name="T20"> Lat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Longitude"</text:span><text:span text:style-name="T20"> Text</text:span><text:span text:style-name="T16">="{</text:span><text:span text:style-name="T18">Binding</text:span><text:span text:style-name="T20"> Long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Date"</text:span><text:span text:style-name="T20"> Text</text:span><text:span text:style-name="T16">="{</text:span><text:span text:style-name="T18">Binding</text:span><text:span text:style-name="T20"> Date</text:span><text:span text:style-name="T16">,</text:span><text:span text:style-name="T20"> StringFormat</text:span><text:span text:style-name="T16">='{0:d}'}" /&gt;</text:span></text:p>
      <text:p text:style-name="Standard"><text:span text:style-name="T10"><text:s text:c="6"/></text:span><text:span text:style-name="T16">&lt;</text:span><text:span text:style-name="T18">EntryCell</text:span><text:span text:style-name="T20"> Label</text:span><text:span text:style-name="T16">="Rating"</text:span><text:span text:style-name="T20"> Text</text:span><text:span text:style-name="T16">="{</text:span><text:span text:style-name="T18">Binding</text:span><text:span text:style-name="T20"> Rating</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Notes"</text:span><text:span text:style-name="T20"> Text</text:span><text:span text:style-name="T16">="{</text:span><text:span text:style-name="T18">Binding</text:span><text:span text:style-name="T20"> Notes</text:span><text:span text:style-name="T16">}"/&gt;</text:span></text:p>
      <text:p text:style-name="P62"><text:span text:style-name="T10"><text:s text:c="3"/></text:span><text:span text:style-name="T16">&lt;/</text:span><text:span text:style-name="T18">TableSection</text:span><text:span text:style-name="T16">&gt;</text:span></text:p>
      <text:p text:style-name="P62"/>
      <text:p text:style-name="P63">Finally hook the save Command to the Save button:</text:p>
      <text:p text:style-name="P63"/>
      <text:p text:style-name="P63"><text:span text:style-name="T16">&lt;</text:span><text:span text:style-name="T18">ToolbarItem</text:span><text:span text:style-name="T20"> Text</text:span><text:span text:style-name="T16">="Save"</text:span><text:span text:style-name="T20"> Command</text:span><text:span text:style-name="T16">="{</text:span><text:span text:style-name="T18">Binding</text:span><text:span text:style-name="T20"> SaveCommand</text:span><text:span text:style-name="T16">}"/&gt;</text:span></text:p>
      <text:p text:style-name="P62"/>
      <text:p text:style-name="P64">Build and debug the software and check that the Save button is grayed out as long as the Title is empty.</text:p>
      <text:p text:style-name="P64"/>
      <text:p text:style-name="P66">Now create a new file named DetailViewModel.cs as before and add an observable property as follows:</text:p>
      <text:p text:style-name="P66"/>
      <text:p text:style-name="P66"><text:span text:style-name="T10"><text:s text:c="4"/></text:span><text:span text:style-name="T16">public</text:span><text:span text:style-name="T10"> </text:span><text:span text:style-name="T16">class</text:span><text:span text:style-name="T10"> </text:span><text:span text:style-name="T22">DetailViewModel</text:span><text:span text:style-name="T10"> : BaseViewModel</text:span></text:p>
      <text:p text:style-name="Standard"><text:span text:style-name="T10"><text:s text:c="4"/>{</text:span></text:p>
      <text:p text:style-name="P53"/>
      <text:p text:style-name="Standard"><text:span text:style-name="T10"><text:s text:c="8"/></text:span><text:span text:style-name="T39">#region</text:span><text:span text:style-name="T10"> Observables</text:span></text:p>
      <text:p text:style-name="Standard"><text:span text:style-name="T10"><text:s text:c="8"/></text:span><text:span text:style-name="T16">private</text:span><text:span text:style-name="T10"> TripLogEntry _entry;</text:span></text:p>
      <text:p text:style-name="Standard"><text:span text:style-name="T10"><text:s text:c="8"/></text:span><text:span text:style-name="T16">public</text:span><text:span text:style-name="T10"> TripLogEntry Entry</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entry; }</text:span></text:p>
      <text:p text:style-name="Standard"><text:span text:style-name="T10"><text:s text:c="12"/></text:span><text:span text:style-name="T16">set</text:span><text:span text:style-name="T10"> { _entry = value; OnPropertyChanged(); }</text:span></text:p>
      <text:p text:style-name="Standard"><text:span text:style-name="T10"><text:s text:c="8"/>}</text:span></text:p>
      <text:p text:style-name="P53"/>
      <text:p text:style-name="Standard"><text:span text:style-name="T10"><text:s text:c="8"/></text:span><text:span text:style-name="T39">#endregion</text:span></text:p>
      <text:p text:style-name="P53"/>
      <text:p text:style-name="P66"><text:span text:style-name="T10"><text:s text:c="4"/>}</text:span></text:p>
      <text:p text:style-name="P32"/>
      <text:p text:style-name="P66">Add a constructor taking a TripLogEntry as argument as follows:</text:p>
      <text:p text:style-name="P66"/>
      <text:p text:style-name="P66"><text:span text:style-name="T10"><text:s text:c="8"/></text:span><text:span text:style-name="T16">public</text:span><text:span text:style-name="T10"> DetailViewModel(TripLogEntry entry)</text:span></text:p>
      <text:p text:style-name="Standard"><text:span text:style-name="T10"><text:s text:c="8"/>{</text:span></text:p>
      <text:p text:style-name="Standard"><text:span text:style-name="T10"><text:s text:c="12"/>Entry = entry;</text:span></text:p>
      <text:p text:style-name="P66"><text:span text:style-name="T10"><text:s text:c="8"/>}</text:span></text:p>
      <text:p text:style-name="P32"/>
      <text:p text:style-name="P32"/>
      <text:p text:style-name="P32"><text:soft-page-break/></text:p>
      <text:p text:style-name="P67">Update the constructor of the DetailPage class so as to set up the binding:</text:p>
      <text:p text:style-name="P67"/>
      <text:p text:style-name="P67"><text:span text:style-name="T10"><text:tab/><text:tab/></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P67"><text:span text:style-name="T10"><text:s text:c="21"/>BindingContext = </text:span><text:span text:style-name="T16">new</text:span><text:span text:style-name="T10"> DetailViewModel(entry);</text:span></text:p>
      <text:p text:style-name="P32"/>
      <text:p text:style-name="P32"><text:s text:c="37"/>//</text:p>
      <text:p text:style-name="P32"/>
      <text:p text:style-name="P67">(This will need to be refactored later...)</text:p>
      <text:p text:style-name="P32"/>
      <text:p text:style-name="P67">Comment out the following lines in the same constructor:</text:p>
      <text:p text:style-name="P67"/>
      <text:p text:style-name="P67"><text:span text:style-name="T10"><text:s text:c="12"/></text:span><text:span text:style-name="T27">//title.Text = entry.Title;</text:span></text:p>
      <text:p text:style-name="Standard"><text:span text:style-name="T10"><text:s text:c="12"/></text:span><text:span text:style-name="T27">//date.Text = entry.Date.ToString("M");</text:span></text:p>
      <text:p text:style-name="Standard"><text:span text:style-name="T10"><text:s text:c="12"/></text:span><text:span text:style-name="T27">//rating.Text = $"{entry.Rating} star rating";</text:span></text:p>
      <text:p text:style-name="P67"><text:span text:style-name="T10"><text:s text:c="12"/></text:span><text:span text:style-name="T27">//notes.Text = entry.Notes;</text:span></text:p>
      <text:p text:style-name="P67"><text:span text:style-name="T27"/></text:p>
      <text:p text:style-name="P57"/>
      <text:p text:style-name="P67">Then add the binding in the Detail.xaml page as follows so as to set up the binding:</text:p>
      <text:p text:style-name="P67"/>
      <text:p text:style-name="P67"><text:span text:style-name="T16">&lt;</text:span><text:span text:style-name="T18">StackLayout</text:span><text:span text:style-name="T20"> Padding</text:span><text:span text:style-name="T16">="10"</text:span><text:span text:style-name="T20"> Grid.Row</text:span><text:span text:style-name="T16">="1"&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title"</text:span><text:span text:style-name="T20"> Text</text:span><text:span text:style-name="T16">="{</text:span><text:span text:style-name="T18">Binding</text:span><text:span text:style-name="T20"> Entry</text:span><text:span text:style-name="T16">.Title}"</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date"</text:span><text:span text:style-name="T20"> Text</text:span><text:span text:style-name="T16">="{</text:span><text:span text:style-name="T18">Binding</text:span><text:span text:style-name="T20"> Entry</text:span><text:span text:style-name="T16">.Date,</text:span><text:span text:style-name="T20"> StringFormat</text:span><text:span text:style-name="T16">='{0:M}'}"</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rating"</text:span><text:span text:style-name="T20"> Text</text:span><text:span text:style-name="T16">="{</text:span><text:span text:style-name="T18">Binding</text:span><text:span text:style-name="T20"> Entry</text:span><text:span text:style-name="T16">.Rating,</text:span><text:span text:style-name="T20"> StringFormat</text:span><text:span text:style-name="T16">='{0} star rating!'}"</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notes"</text:span><text:span text:style-name="T20"> Text</text:span><text:span text:style-name="T16">="{</text:span><text:span text:style-name="T18">Binding</text:span><text:span text:style-name="T20"> Entry</text:span><text:span text:style-name="T16">.Notes}"</text:span><text:span text:style-name="T20"> HorizontalOptions</text:span><text:span text:style-name="T16">="Center" /&gt;</text:span></text:p>
      <text:p text:style-name="P67"><text:span text:style-name="T16">&lt;/</text:span><text:span text:style-name="T18">StackLayout</text:span><text:span text:style-name="T16">&gt;</text:span></text:p>
      <text:p text:style-name="P67"/>
      <text:p text:style-name="P68">Finally update the DetailPage so as to use the ViewModel to set GUI properties as follows:</text:p>
      <text:p text:style-name="P32"/>
      <text:p text:style-name="P32"><text:span text:style-name="T10"><text:s text:c="8"/></text:span><text:span text:style-name="T16">private</text:span><text:span text:style-name="T10"> DetailViewModel _vm</text:span></text:p>
      <text:p text:style-name="Standard"><text:span text:style-name="T10"><text:s text:c="8"/>{</text:span></text:p>
      <text:p text:style-name="Standard"><text:span text:style-name="T10"><text:s text:c="12"/></text:span><text:span text:style-name="T16">get</text:span></text:p>
      <text:p text:style-name="Standard"><text:span text:style-name="T10"><text:s text:c="12"/>{</text:span></text:p>
      <text:p text:style-name="Standard"><text:span text:style-name="T10"><text:s text:c="16"/></text:span><text:span text:style-name="T16">return</text:span><text:span text:style-name="T10"> BindingContext </text:span><text:span text:style-name="T16">as</text:span><text:span text:style-name="T10"> DetailViewModel;</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Standard"><text:span text:style-name="T10"><text:s text:c="12"/>BindingContext = </text:span><text:span text:style-name="T16">new</text:span><text:span text:style-name="T10"> DetailViewModel(entry);</text:span></text:p>
      <text:p text:style-name="P53"/>
      <text:p text:style-name="Standard"><text:span text:style-name="T10"><text:s text:c="12"/></text:span><text:span text:style-name="T16">var</text:span><text:span text:style-name="T10"> position = </text:span><text:span text:style-name="T16">new</text:span><text:span text:style-name="T10"> Position(_vm.Entry.Latitude, _vm.Entry.Longitude);</text:span></text:p>
      <text:p text:style-name="P53"/>
      <text:p text:style-name="Standard"><text:span text:style-name="T10"><text:s text:c="12"/>map.MoveToRegion(MapSpan.FromCenterAndRadius(position, Distance.FromMiles(.5)));</text:span></text:p>
      <text:p text:style-name="P53"/>
      <text:p text:style-name="Standard"><text:span text:style-name="T10"><text:s text:c="12"/>map.Pins.Add(</text:span><text:span text:style-name="T16">new</text:span><text:span text:style-name="T10"> Pin</text:span></text:p>
      <text:p text:style-name="Standard"><text:span text:style-name="T10"><text:s text:c="12"/>{</text:span></text:p>
      <text:p text:style-name="Standard"><text:span text:style-name="T10"><text:s text:c="16"/>Type = PinType.Place,</text:span></text:p>
      <text:p text:style-name="Standard"><text:span text:style-name="T10"><text:s text:c="16"/>Label = entry.Title,</text:span></text:p>
      <text:p text:style-name="Standard"><text:span text:style-name="T10"><text:s text:c="16"/>Position = position</text:span></text:p>
      <text:p text:style-name="P32"><text:span text:style-name="T10"><text:s text:c="12"/>});</text:span></text:p>
      <text:p text:style-name="P32"/>
      <text:p text:style-name="P65">Build and debug the software. <text:span text:style-name="T44">Check in and ensure that the build is successful.</text:span></text:p>
      <text:p text:style-name="P69"><text:soft-page-break/>Lesson 3 </text:p>
      <text:p text:style-name="P32"/>
      <text:p text:style-name="P32">- <text:span text:style-name="T45">Introduction to the Factory design pattern</text:span></text:p>
      <text:p text:style-name="P32"/>
      <text:p text:style-name="P69">The quality of a software project cannot be marked as sufficient until at least the creation of the object is completely under control. A relatively simple way <text:span text:style-name="T46">to organize</text:span> <text:span text:style-name="T46">the creation of similar objects is by means of the Factory pattern.</text:span></text:p>
      <text:p text:style-name="P69"/>
      <text:p text:style-name="P70">[Add references, links and class diagram]</text:p>
      <text:p text:style-name="P70"/>
      <text:p text:style-name="P70">Limited to the contest of the TripLog application, it is easy to recognize that ViewModels and Views represents two possible groups of similar objects. </text:p>
      <text:p text:style-name="P70"/>
      <text:p text:style-name="P70">Let´s try to refactor the software, thus introducing the factory pattern, without altering the behaviour of the application.</text:p>
      <text:p text:style-name="P70"/>
      <text:p text:style-name="P73">In order to do that some initial refactoring is required. Start by adding the following two methods to the BaseViewModel class:</text:p>
      <text:p text:style-name="P73"/>
      <text:p text:style-name="P73"><text:span text:style-name="T10"><text:s text:c="8"/></text:span><text:span text:style-name="T16">public</text:span><text:span text:style-name="T10"> </text:span><text:span text:style-name="T16">abstract</text:span><text:span text:style-name="T10"> </text:span><text:span text:style-name="T16">void</text:span><text:span text:style-name="T10"> Init();</text:span></text:p>
      <text:p text:style-name="P73"><text:span text:style-name="T10"><text:s text:c="8"/></text:span><text:span text:style-name="T16">public</text:span><text:span text:style-name="T10"> </text:span><text:span text:style-name="T16">abstract</text:span><text:span text:style-name="T10"> </text:span><text:span text:style-name="T16">void</text:span><text:span text:style-name="T10"> Init(TripLogEntry entry);</text:span></text:p>
      <text:p text:style-name="P73"><text:span text:style-name="T10"/></text:p>
      <text:p text:style-name="P73"><text:span text:style-name="T10"/></text:p>
      <text:p text:style-name="P73">Implement them in all the derivatives <text:span text:style-name="T47">as follows:</text:span></text:p>
      <text:p text:style-name="P73"/>
      <text:p text:style-name="P73">- <text:span text:style-name="T47">DetailViewModel:</text:span></text:p>
      <text:p text:style-name="P73"/>
      <text:p text:style-name="P73"><text:span text:style-name="T10"><text:s text:c="8"/></text:span><text:span text:style-name="T16">public</text:span><text:span text:style-name="T10"> DetailViewModel()</text:span></text:p>
      <text:p text:style-name="Standard"><text:span text:style-name="T10"><text:s text:c="8"/>{</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Entry = entry;</text:span></text:p>
      <text:p text:style-name="P73"><text:span text:style-name="T10"><text:s text:c="8"/>}</text:span></text:p>
      <text:p text:style-name="P70"/>
      <text:p text:style-name="P70">- <text:span text:style-name="T47">MainViewModel:</text:span></text:p>
      <text:p text:style-name="P70"/>
      <text:p text:style-name="P70"><text:span text:style-name="T10"><text:s text:c="8"/></text:span><text:span text:style-name="T16">public</text:span><text:span text:style-name="T10"> Main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oft-page-break/><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P70"><text:span text:style-name="T10"><text:s text:c="8"/>}</text:span></text:p>
      <text:p text:style-name="P70"/>
      <text:p text:style-name="P70">- <text:span text:style-name="T47">NewEntryViewModel:</text:span></text:p>
      <text:p text:style-name="P70"/>
      <text:p text:style-name="P70"><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P70"><text:span text:style-name="T10"><text:s text:c="8"/>}</text:span></text:p>
      <text:p text:style-name="P70"/>
      <text:p text:style-name="P70"/>
      <text:p text:style-name="P70"/>
      <text:p text:style-name="P70">Let´s start by introducing an enumeration defining the ViewModel type as follows:</text:p>
      <text:p text:style-name="P70"/>
      <text:p text:style-name="P70"><text:span text:style-name="T10"><text:s text:c="4"/></text:span><text:span text:style-name="T16">public</text:span><text:span text:style-name="T10"> </text:span><text:span text:style-name="T16">enum</text:span><text:span text:style-name="T10"> </text:span><text:span text:style-name="T22">TripLogViewModelType</text:span></text:p>
      <text:p text:style-name="Standard"><text:span text:style-name="T10"><text:s text:c="4"/>{</text:span></text:p>
      <text:p text:style-name="Standard"><text:span text:style-name="T10"><text:s text:c="8"/>Main = 0,</text:span></text:p>
      <text:p text:style-name="Standard"><text:span text:style-name="T10"><text:s text:c="8"/>Detail = 1,</text:span></text:p>
      <text:p text:style-name="Standard"><text:span text:style-name="T10"><text:s text:c="8"/>New = 2</text:span></text:p>
      <text:p text:style-name="P71"><text:span text:style-name="T10"><text:s text:c="4"/>}</text:span><text:span text:style-name="T46"> <text:s/></text:span></text:p>
      <text:p text:style-name="P2"><text:soft-page-break/></text:p>
      <text:p text:style-name="P70">The meaning is obvious. Now by making use of this enumeration we are in a position to map ViewModel types to thier specific implementation. Here a possible implementation of the ViewModelFactory:</text:p>
      <text:p text:style-name="P2"/>
      <text:p text:style-name="P2"><text:span text:style-name="T10"><text:s text:c="4"/></text:span><text:span text:style-name="T16">public</text:span><text:span text:style-name="T10"> </text:span><text:span text:style-name="T16">class</text:span><text:span text:style-name="T10"> </text:span><text:span text:style-name="T22">ViewModelFactory</text:span></text:p>
      <text:p text:style-name="Standard"><text:span text:style-name="T10"><text:s text:c="4"/>{</text:span></text:p>
      <text:p text:style-name="Standard"><text:span text:style-name="T10"><text:s text:c="8"/></text:span><text:span text:style-name="T16">public</text:span><text:span text:style-name="T10"> ViewModelFactory()</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BaseViewModel Build(TripLogViewModelType viewModelType)</text:span></text:p>
      <text:p text:style-name="Standard"><text:span text:style-name="T10"><text:s text:c="8"/>{</text:span></text:p>
      <text:p text:style-name="Standard"><text:span text:style-name="T10"><text:s text:c="12"/></text:span><text:span text:style-name="T16">switch</text:span><text:span text:style-name="T10">(viewModelType)</text:span></text:p>
      <text:p text:style-name="Standard"><text:span text:style-name="T10"><text:s text:c="12"/>{</text:span></text:p>
      <text:p text:style-name="Standard"><text:span text:style-name="T10"><text:s text:c="16"/></text:span><text:span text:style-name="T16">case</text:span><text:span text:style-name="T10"> TripLogViewModelType.Detail:</text:span></text:p>
      <text:p text:style-name="Standard"><text:span text:style-name="T10"><text:s text:c="20"/></text:span><text:span text:style-name="T16">return</text:span><text:span text:style-name="T10"> </text:span><text:span text:style-name="T16">new</text:span><text:span text:style-name="T10"> DetailViewModel();</text:span></text:p>
      <text:p text:style-name="Standard"><text:span text:style-name="T10"><text:s text:c="16"/></text:span><text:span text:style-name="T16">case</text:span><text:span text:style-name="T10"> TripLogViewModelType.Main:</text:span></text:p>
      <text:p text:style-name="Standard"><text:span text:style-name="T10"><text:s text:c="20"/></text:span><text:span text:style-name="T16">return</text:span><text:span text:style-name="T10"> </text:span><text:span text:style-name="T16">new</text:span><text:span text:style-name="T10"> MainViewModel();</text:span></text:p>
      <text:p text:style-name="Standard"><text:span text:style-name="T10"><text:s text:c="16"/></text:span><text:span text:style-name="T16">case</text:span><text:span text:style-name="T10"> TripLogViewModelType.New:</text:span></text:p>
      <text:p text:style-name="Standard"><text:span text:style-name="T10"><text:s text:c="20"/></text:span><text:span text:style-name="T16">return</text:span><text:span text:style-name="T10"> </text:span><text:span text:style-name="T16">new</text:span><text:span text:style-name="T10"> NewEntryViewModel();</text:span></text:p>
      <text:p text:style-name="Standard"><text:span text:style-name="T10"><text:s text:c="16"/></text:span><text:span text:style-name="T16">default</text:span><text:span text:style-name="T10">:</text:span></text:p>
      <text:p text:style-name="Standard"><text:span text:style-name="T10"><text:s text:c="20"/></text:span><text:span text:style-name="T16">throw</text:span><text:span text:style-name="T10"> </text:span><text:span text:style-name="T16">new</text:span><text:span text:style-name="T10"> Exception(</text:span><text:span text:style-name="T18">$"Unknown </text:span><text:span text:style-name="T10">{viewModelType}</text:span><text:span text:style-name="T18">"</text:span><text:span text:style-name="T10">);</text:span></text:p>
      <text:p text:style-name="Standard"><text:span text:style-name="T10"><text:s text:c="12"/>}</text:span></text:p>
      <text:p text:style-name="Standard"><text:span text:style-name="T10"><text:s text:c="8"/>}</text:span></text:p>
      <text:p text:style-name="P2"><text:span text:style-name="T10"><text:s text:c="4"/>}</text:span></text:p>
      <text:p text:style-name="P2"/>
      <text:p text:style-name="P73"/>
      <text:p text:style-name="P2"/>
      <text:p text:style-name="P2"/>
      <text:p text:style-name="P2"/>
      <text:p text:style-name="P2"/>
      <text:p text:style-name="P2"/>
      <text:p text:style-name="P2"/>
      <text:p text:style-name="P2"/>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3">Lesson 2: MVVM</text:p>
      <text:p text:style-name="P3">- <text:span text:style-name="T2">Description of the pattern: Advantages</text:span></text:p>
      <text:p text:style-name="P3">-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9M54S</meta:editing-duration>
    <meta:editing-cycles>33</meta:editing-cycles>
    <meta:generator>LibreOffice/5.4.3.2$Windows_X86_64 LibreOffice_project/92a7159f7e4af62137622921e809f8546db437e5</meta:generator>
    <dc:date>2018-12-12T08:28:19.255000000</dc:date>
    <meta:document-statistic meta:table-count="0" meta:image-count="18" meta:object-count="0" meta:page-count="22" meta:paragraph-count="623" meta:word-count="3241" meta:character-count="27645" meta:non-whitespace-character-count="20716"/>
    <meta:user-defined meta:name="Info 1"/>
    <meta:user-defined meta:name="Info 2"/>
    <meta:user-defined meta:name="Info 3"/>
    <meta:user-defined meta:name="Info 4"/>
  </office:meta>
</office:document-meta>
</file>